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27cm" svg:y="4.572cm" presentation:class="subtitle" presentation:user-transformed="true">
          <draw:text-box>
            <text:p>Thesis Meeting</text:p>
            <text:p>09.06.2015</text:p>
            <text:p>Sebastian Köps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d working with Weka</text:p>
              </text:list-item>
              <text:list-item>
                <text:p>Build an tweet to arff file builder</text:p>
                <text:list>
                  <text:list-item>
                    <text:p>Implemented some additonal features</text:p>
                  </text:list-item>
                </text:list>
              </text:list-item>
              <text:list-item>
                <text:p>Increased corpus</text:p>
                <text:list>
                  <text:list-item>
                    <text:p>I + an independent person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with Wek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got my first results, using only Bag-of-Words</text:p>
              </text:list-item>
              <text:list-item>
                <text:p>Implemented more features</text:p>
                <text:list>
                  <text:list-item>
                    <text:p>I will show you them live</text:p>
                  </text:list-item>
                </text:list>
              </text:list-item>
              <text:list-item>
                <text:p>Lots of testing, using various stopword filters,</text:p>
                <text:p>stemmers, feature selection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ff 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arff is wekas prefered data format</text:p>
              </text:list-item>
              <text:list-item>
                <text:p>Can read twitter corpora and apply features</text:p>
              </text:list-item>
              <text:list-item>
                <text:p>Easily extendible with featur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po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<text:s/>150 more</text:p>
              </text:list-item>
              <text:list-item>
                <text:p>Independent person 150 too</text:p>
              </text:list-item>
              <text:list-item>
                <text:p>They are potentially the same, so we can compare 2 annotators</text:p>
              </text:list-item>
              <text:list-item>
                <text:p>I realized I have too much clickbaits, so I added some more “serious” twitter users, so I can balance the corpora next we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antly at 82 +-3% atm</text:p>
              </text:list-item>
              <text:list-item>
                <text:p>Test with Test set gave me 88%+ but its difficult to accomplish compatible test data...</text:p>
              </text:list-item>
              <text:list-item>
                <text:p>Big Stopword filter lower accuracy drastically</text:p>
              </text:list-item>
              <text:list-item>
                <text:p>No attribute selection is bad</text:p>
              </text:list-item>
              <text:list-item>
                <text:p>No real serious deciders yet</text:p>
              </text:list-item>
              <text:list-item>
                <text:p>Sentiment analysis not stro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ing for a method to include StandfordCoreNPLs sentence structure trees</text:p>
              </text:list-item>
              <text:list-item>
                <text:p>Build “perfect” training corpora with around 100 entries for each?</text:p>
              </text:list-item>
              <text:list-item>
                <text:p>Cleaning corpora</text:p>
              </text:list-item>
              <text:list-item>
                <text:p>More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46:12.358760601</meta:creation-date>
    <dc:date>2015-06-09T14:41:20.212373219</dc:date>
    <meta:editing-duration>PT1H38M54S</meta:editing-duration>
    <meta:editing-cycles>22</meta:editing-cycles>
    <meta:generator>LibreOffice/4.2.8.2$Linux_X86_64 LibreOffice_project/420m0$Build-2</meta:generator>
    <meta:document-statistic meta:object-count="48"/>
  </office:meta>
</office:document-meta>
</file>